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6.862cm"/>
    </style:style>
    <style:style style:name="gr5" style:family="graphic" style:parent-style-name="standard">
      <style:graphic-properties draw:stroke="none" draw:fill="none" fo:min-height="0.662cm"/>
    </style:style>
    <style:style style:name="gr6" style:family="graphic" style:parent-style-name="standard" style:list-style-name="L2">
      <style:graphic-properties draw:stroke="none" draw:fill="none" fo:min-height="24.718cm"/>
    </style:style>
    <style:style style:name="gr7" style:family="graphic" style:parent-style-name="standard">
      <style:graphic-properties draw:stroke="none" draw:fill="none" fo:min-height="2.1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Lato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style:font-name="Lato" fo:font-size="44pt" fo:font-weight="bold" style:font-size-asian="44pt" style:font-weight-asian="bold" style:font-size-complex="44pt" style:font-weight-complex="bold"/>
    </style:style>
    <style:style style:name="P5" style:family="paragraph">
      <style:text-properties style:font-name="Helvetica Neue" fo:font-size="18pt"/>
    </style:style>
    <style:style style:name="P6" style:family="paragraph">
      <style:paragraph-properties fo:text-align="center"/>
      <style:text-properties fo:color="#000000" style:font-name="Lato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style:font-name="Lato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top="0.42cm" fo:margin-bottom="0.35cm"/>
      <style:text-properties fo:font-size="12pt" style:font-size-asian="12pt" style:font-size-complex="12pt"/>
    </style:style>
    <style:style style:name="P11" style:family="paragraph">
      <style:paragraph-properties fo:margin-top="0.42cm" fo:margin-bottom="0.35cm"/>
      <style:text-properties fo:font-size="44pt" style:font-size-asian="44pt" style:font-size-complex="44pt"/>
    </style:style>
    <style:style style:name="P12" style:family="paragraph">
      <style:text-properties style:font-name="Lato" fo:font-size="44pt" fo:font-weight="bold" style:font-size-asian="44pt" style:font-weight-asian="bold" style:font-size-complex="44pt" style:font-weight-complex="bold"/>
    </style:style>
    <style:style style:name="P13" style:family="paragraph">
      <style:text-properties style:font-name="Helvetica Neue" fo:font-size="12pt" style:font-size-asian="12pt" style:font-size-complex="12pt"/>
    </style:style>
    <style:style style:name="P14" style:family="paragraph">
      <style:text-properties style:font-name="Helvetica Neue"/>
    </style:style>
    <style:style style:name="T1" style:family="text">
      <style:text-properties fo:color="#ffffff" style:font-name="Lato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style:font-name="Lato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Helvetica Neue" fo:font-size="18pt"/>
    </style:style>
    <style:style style:name="T4" style:family="text">
      <style:text-properties fo:color="#000000" style:font-name="Lato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Helvetica Neue" fo:font-size="16pt" style:font-name-asian="Droid Sans Fallback" style:font-size-asian="16pt" style:font-name-complex="FreeSans" style:font-size-complex="16pt"/>
    </style:style>
    <style:style style:name="T6" style:family="text">
      <style:text-properties style:font-name="Helvetica Neue" fo:font-size="16pt" style:letter-kerning="true" style:font-name-asian="Droid Sans Fallback" style:font-size-asian="16pt" style:font-name-complex="FreeSans" style:font-size-complex="16pt"/>
    </style:style>
    <style:style style:name="T7" style:family="text">
      <style:text-properties style:font-name="Lato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Helvetica Neue" fo:font-size="12pt" style:letter-kerning="true" style:font-name-asian="Droid Sans Fallback" style:font-size-asian="12pt" style:font-name-complex="FreeSans" style:font-size-complex="12pt"/>
    </style:style>
    <style:style style:name="T9" style:family="text">
      <style:text-properties style:font-name="Helvetica Neue" fo:font-size="44pt" fo:font-weight="bold" style:letter-kerning="true" style:font-name-asian="Droid Sans Fallback" style:font-size-asian="44pt" style:font-weight-asian="bold" style:font-name-complex="FreeSans" style:font-size-complex="44pt" style:font-weight-complex="bold"/>
    </style:style>
    <style:style style:name="T10" style:family="text">
      <style:text-properties style:font-name="Helvetica Neu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style:font-name="Helvetica Neu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Helvetica Neue" fo:font-size="12pt" style:font-size-asian="12pt" style:font-size-complex="12pt"/>
    </style:style>
    <style:style style:name="T13" style:family="text">
      <style:text-properties style:font-name="Helvetica Neue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Helvetica Ne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Helvetica Neue"/>
    </style:style>
    <style:style style:name="T18" style:family="text">
      <style:text-properties style:font-name="Helvetica Ne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Helvetica Neue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style:font-name="Helvetica Neu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Helvetica Neue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041cm" svg:height="2.233cm" svg:x="1.441cm" svg:y="9.9cm">
          <draw:text-box>
            <text:p text:style-name="P1"><text:span text:style-name="T1"/></text:p>
            <text:p text:style-name="P1"><text:span text:style-name="T1">INSTALLATION GUIDE AND USER MANUAL</text:span></text:p>
          </draw:text-box>
        </draw:frame>
        <draw:frame draw:style-name="gr2" draw:text-style-name="P4" draw:layer="layout" svg:width="20.521cm" svg:height="2.063cm" svg:x="0.201cm" svg:y="9.452cm">
          <draw:text-box>
            <text:p text:style-name="P3"><text:span text:style-name="T2">GROUP IMAGE SHARER</text:span></text:p>
          </draw:text-box>
        </draw:frame>
        <draw:frame draw:style-name="gr2" draw:text-style-name="P5" draw:layer="layout" svg:width="11.191cm" svg:height="0.996cm" svg:x="4.866cm" svg:y="24.5cm">
          <draw:text-box>
            <text:p><text:span text:style-name="T3">By: Tamara Bain &amp; Maciej Ogrocki</text:span></text:p>
          </draw:text-box>
        </draw:frame>
        <draw:frame draw:style-name="gr1" draw:text-style-name="P6" draw:layer="layout" svg:width="6.467cm" svg:height="2.233cm" svg:x="7.228cm" svg:y="9.901cm">
          <draw:text-box>
            <text:p text:style-name="P3"><text:span text:style-name="T4"/></text:p>
            <text:p text:style-name="P3"><text:span text:style-name="T4">Project Repo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7" draw:layer="layout" svg:width="17.403cm" svg:height="17.112cm" svg:x="2.016cm" svg:y="5.544cm">
          <draw:text-box>
            <text:p text:style-name="P7"><text:span text:style-name="T5">Setup and Reference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ge 2</text:span></text:p>
            <text:p text:style-name="P7"><text:span text:style-name="T6"/></text:p>
            <text:p text:style-name="P7"><text:span text:style-name="T6">---------------------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Page 3</text:span></text:p>
            <text:p text:style-name="P7"><text:span text:style-name="T6"/></text:p>
            <text:p text:style-name="P7"><text:span text:style-name="T6">-------------------------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ge 4</text:span></text:p>
            <text:p text:style-name="P7"><text:span text:style-name="T6"/></text:p>
            <text:p text:style-name="P7"><text:span text:style-name="T6">-------------------------------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ge 5</text:span></text:p>
            <text:p text:style-name="P7"><text:span text:style-name="T6"/></text:p>
            <text:p text:style-name="P7"><text:span text:style-name="T6">-------------------- 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ge 6</text:span></text:p>
            <text:p text:style-name="P7"><text:span text:style-name="T6"/></text:p>
            <text:p text:style-name="P7"><text:span text:style-name="T6">-------------------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ge 7</text:span></text:p>
            <text:p text:style-name="P8"><text:span text:style-name="T6"/></text:p>
            <text:p text:style-name="P8"><text:span text:style-name="T6">-------------------------------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ge 8</text:span></text:p>
            <text:p text:style-name="P8"><text:span text:style-name="T6"/></text:p>
            <text:p text:style-name="P8"><text:span text:style-name="T6">---------------------------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age 9</text:span></text:p>
            <text:p text:style-name="P8"><text:span text:style-name="T6"/></text:p>
          </draw:text-box>
        </draw:frame>
        <draw:frame draw:style-name="gr2" draw:text-style-name="P9" draw:layer="layout" svg:width="7.652cm" svg:height="1.898cm" svg:x="6.891cm" svg:y="0.902cm">
          <draw:text-box>
            <text:p><text:span text:style-name="T7">Contents</text:span></text:p>
          </draw:text-box>
        </draw:frame>
        <draw:frame draw:style-name="gr5" draw:text-style-name="P10" draw:layer="layout" svg:width="2.403cm" svg:height="0.912cm" svg:x="19cm" svg:y="27.1cm">
          <draw:text-box>
            <text:p text:style-name="P10"><text:span text:style-name="T8">Page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19.793cm" svg:height="2.063cm" svg:x="0.604cm" svg:y="0.702cm">
          <draw:text-box>
            <text:p text:style-name="P11"><text:span text:style-name="T9">Setup and References</text:span></text:p>
          </draw:text-box>
        </draw:frame>
        <draw:frame draw:style-name="gr6" draw:text-style-name="P13" draw:layer="layout" svg:width="18.6cm" svg:height="25.014cm" svg:x="1.2cm" svg:y="2.849cm">
          <draw:text-box>
            <text:p text:style-name="P13"><text:span text:style-name="T10">Technologies Used:</text:span></text:p>
            <text:list text:style-name="L2">
              <text:list-item>
                <text:p text:style-name="P13"><text:span text:style-name="T11">Nginx 1.6.2 (reverse proxy):</text:span><text:span text:style-name="T12"> a IMAP/POP3 proxy server. We use this as a proxy server to send users to the App section to of our server. While sending files directly to the index. This speeds up file uploads greats. </text:span><text:span text:style-name="T13">http://nginx.org/</text:span></text:p>
                <text:p text:style-name="P13"><text:span text:style-name="T12"/></text:p>
              </text:list-item>
              <text:list-item>
                <text:p text:style-name="P14"><text:span text:style-name="T14">Gunicorn 19.1.1 (WSGI server): </text:span><text:span text:style-name="T15">a Python WSGI HTTP Server for UNIX. We use this for our App Server. </text:span><text:span text:style-name="T16">http://gunicorn.org/</text:span></text:p>
                <text:p text:style-name="P13"><text:span text:style-name="T16"/></text:p>
              </text:list-item>
              <text:list-item>
                <text:p text:style-name="P13"><text:span text:style-name="T14">MySQL 5.6.20: </text:span><text:span text:style-name="T15">a SQL Database. Used as our backend database. </text:span><text:span text:style-name="T16">http://www.mysql.com/</text:span></text:p>
                <text:p text:style-name="P14"><text:span text:style-name="T17"/></text:p>
              </text:list-item>
              <text:list-item>
                <text:p text:style-name="P13"><text:span text:style-name="T14">Python 3.4.2: </text:span><text:span text:style-name="T15">Python is a widely used general-purpose, high-level programming language. This is the main language we scripted our project using. </text:span><text:span text:style-name="T16">https://www.python.org/</text:span><text:span text:style-name="T14"> </text:span></text:p>
                <text:p text:style-name="P13"><text:span text:style-name="T14"/></text:p>
              </text:list-item>
              <text:list-item>
                <text:p text:style-name="P13"><text:span text:style-name="T14">Boostrap3 (Custom Modification of Bootswatch Darkly): </text:span><text:span text:style-name="T15">HTML, CSS, and JS framework. We used this to format our HTML, CSS and JS. We used the Darkly theme with custome modifications. </text:span><text:span text:style-name="T16">HTML, CSS, and JS framework</text:span></text:p>
                <text:p text:style-name="P13"><text:span text:style-name="T16"/></text:p>
              </text:list-item>
              <text:list-item>
                <text:p text:style-name="P13"><text:span text:style-name="T14">Jquery2: </text:span><text:span text:style-name="T15">JavaScript library. Used in page scripts and a Bootstap dependency. </text:span><text:span text:style-name="T16">http://jquery.com/</text:span></text:p>
                <text:p text:style-name="P13"><text:span text:style-name="T14"/></text:p>
              </text:list-item>
              <text:list-item>
                <text:p text:style-name="P13"><text:span text:style-name="T14">MagicSuggest2 (Pretty JS Multiselect widgets</text:span><text:span text:style-name="T12">)</text:span><text:span text:style-name="T14">: </text:span><text:span text:style-name="T15">JavaScript Library used for multiple widgets. Used for the suggestion bar for easier searching. http://nicolasbize.com/magicsuggest/</text:span><text:span text:style-name="T16"><text:line-break/></text:span><text:span text:style-name="T16"/></text:p>
              </text:list-item>
              <text:list-item>
                <text:p text:style-name="P13"><text:span text:style-name="T18">Pictonic : </text:span><text:span text:style-name="T19">Icon databank. Icons used for the site. </text:span><text:span text:style-name="T16">https://pictonic.co/</text:span></text:p>
              </text:list-item>
            </text:list>
            <text:p text:style-name="P14"><text:span text:style-name="T14"><text:s/></text:span></text:p>
            <text:p text:style-name="P13"><text:span text:style-name="T14"/></text:p>
            <text:p text:style-name="P13"><text:span text:style-name="T10">Following Python External Librarires:</text:span></text:p>
            <text:list text:continue-numbering="true" text:style-name="L2">
              <text:list-item>
                <text:p text:style-name="P13"><text:span text:style-name="T14">Flask 0.10.1 : </text:span><text:span text:style-name="T15">web mirco-framework </text:span></text:p>
                <text:p text:style-name="P13"><text:span text:style-name="T12"/></text:p>
              </text:list-item>
              <text:list-item>
                <text:p text:style-name="P13"><text:span text:style-name="T14">Flask-sqlalchemy 2.0 : </text:span><text:span text:style-name="T15">Adds SQLAlchemy support to your Flask application.</text:span></text:p>
                <text:p text:style-name="P14"><text:span text:style-name="T12"/></text:p>
              </text:list-item>
              <text:list-item>
                <text:p text:style-name="P14"><text:span text:style-name="T14">Flask-whoosh : </text:span><text:span text:style-name="T15">is a Flask extension that integrates the text-search functionality of Whoosh </text:span><text:span text:style-name="T16">(personal custom fork https://github.com/Tamarabyte/Flask-WhooshAlchemy)</text:span></text:p>
                <text:p text:style-name="P13"><text:span text:style-name="T12"/></text:p>
              </text:list-item>
              <text:list-item>
                <text:p text:style-name="P13"><text:span text:style-name="T14">Flash-login 0.2.11 :</text:span><text:span text:style-name="T12"> used for handling user sessions</text:span><text:span text:style-name="T12"><text:line-break/></text:span><text:span text:style-name="T12"/></text:p>
              </text:list-item>
              <text:list-item>
                <text:p text:style-name="P13"><text:span text:style-name="T14">Flash-WTF 0.10.2 : </text:span><text:span text:style-name="T15">a</text:span><text:span text:style-name="T12"> form objects</text:span></text:p>
                <text:p text:style-name="P13"><text:span text:style-name="T12"/></text:p>
              </text:list-item>
              <text:list-item>
                <text:p text:style-name="P13"><text:span text:style-name="T14">Jinja2 2.7.3 : </text:span><text:span text:style-name="T15">a</text:span><text:span text:style-name="T12"> html templates</text:span></text:p>
                <text:p text:style-name="P13"><text:span text:style-name="T12"/></text:p>
              </text:list-item>
              <text:list-item>
                <text:p text:style-name="P13"><text:span text:style-name="T14">Pillow 2.6 : </text:span><text:span text:style-name="T15">a</text:span><text:span text:style-name="T14"> </text:span><text:span text:style-name="T12">python image library</text:span></text:p>
                <text:p text:style-name="P13"><text:span text:style-name="T12"/></text:p>
              </text:list-item>
              <text:list-item>
                <text:p text:style-name="P13"><text:span text:style-name="T14">Passlib 1.6.2 : </text:span><text:span text:style-name="T15">a</text:span><text:span text:style-name="T14"> </text:span><text:span text:style-name="T12">password hash algorithms</text:span></text:p>
              </text:list-item>
            </text:list>
            <text:p text:style-name="P13"><text:span text:style-name="T20"/></text:p>
            <text:p text:style-name="P14"><text:span text:style-name="T21"/></text:p>
          </draw:text-box>
        </draw:frame>
        <draw:frame draw:style-name="gr5" draw:text-style-name="P10" draw:layer="layout" svg:width="2.403cm" svg:height="0.912cm" svg:x="18.9cm" svg:y="27.1cm">
          <draw:text-box>
            <text:p text:style-name="P10"><text:span text:style-name="T8">Page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13" draw:layer="layout" svg:width="19.53cm" svg:height="2.815cm" svg:x="0.67cm" svg:y="0.996cm">
          <draw:text-box>
            <text:p text:style-name="P13"><text:span text:style-name="T22">References:</text:span></text:p>
            <text:p text:style-name="P13"><text:span text:style-name="T14">Flask file upload documentation:</text:span></text:p>
            <text:p text:style-name="P13"><text:span text:style-name="T13">http://flask.pocoo.org/docs/0.10/patterns/fileuploads/</text:span></text:p>
            <text:p text:style-name="P13"><text:span text:style-name="T14">Thumbnail resize algorithm provided by:</text:span></text:p>
            <text:p text:style-name="P13"><text:span text:style-name="T13">http://united-coders.com/christian-harms/image-resizing-tips-every-coder-should-know/</text:span></text:p>
          </draw:text-box>
        </draw:frame>
        <draw:frame draw:style-name="gr5" draw:text-style-name="P10" draw:layer="layout" svg:width="2.403cm" svg:height="0.912cm" svg:x="18.901cm" svg:y="27.1cm">
          <draw:text-box>
            <text:p text:style-name="P10"><text:span text:style-name="T8">Page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0:42:53.796439157</meta:creation-date>
    <dc:date>2014-11-21T02:26:06.023445028</dc:date>
    <meta:editing-duration>PT1H37M37S</meta:editing-duration>
    <meta:editing-cycles>11</meta:editing-cycles>
    <meta:generator>LibreOffice/4.2.7.2$Linux_X86_64 LibreOffice_project/420m0$Build-2</meta:generator>
    <meta:document-statistic meta:object-count="41"/>
  </office:meta>
</office:document-meta>
</file>